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9a818" officeooo:paragraph-rsid="0019a818" style:font-weight-asian="bold" style:font-weight-complex="bold"/>
    </style:style>
    <style:style style:name="P2" style:family="paragraph" style:parent-style-name="Standard" style:list-style-name="L1">
      <style:text-properties fo:font-weight="bold" officeooo:rsid="0019a818" officeooo:paragraph-rsid="0019a818" style:font-weight-asian="bold" style:font-weight-complex="bold"/>
    </style:style>
    <style:style style:name="P3" style:family="paragraph" style:parent-style-name="Standard">
      <style:text-properties fo:font-weight="bold" officeooo:rsid="001b288b" officeooo:paragraph-rsid="001b288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b288b" officeooo:paragraph-rsid="001b288b" style:font-weight-asian="bold" style:font-weight-complex="bold"/>
    </style:style>
    <style:style style:name="P5" style:family="paragraph" style:parent-style-name="Standard">
      <style:text-properties fo:font-weight="bold" officeooo:rsid="001cc4ed" officeooo:paragraph-rsid="001cc4ed" style:font-weight-asian="bold" style:font-weight-complex="bold"/>
    </style:style>
    <style:style style:name="P6" style:family="paragraph" style:parent-style-name="Standard">
      <style:text-properties fo:font-weight="normal" officeooo:rsid="001b288b" officeooo:paragraph-rsid="001b288b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rsid="001b288b" officeooo:paragraph-rsid="001b288b" style:font-weight-asian="normal" style:font-weight-complex="normal"/>
    </style:style>
    <style:style style:name="P8" style:family="paragraph" style:parent-style-name="Standard">
      <style:text-properties officeooo:paragraph-rsid="001b28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288b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cd" loext:opacity="100%" fo:font-weight="normal" style:font-weight-asian="normal" style:font-weight-complex="normal"/>
    </style:style>
    <style:style style:name="T7" style:family="text">
      <style:text-properties fo:color="#ff0000" loext:opacity="100%" fo:font-weight="normal" style:font-weight-asian="normal" style:font-weight-complex="normal"/>
    </style:style>
    <style:style style:name="T8" style:family="text">
      <style:text-properties fo:color="#a52a2a" loext:opacity="100%" fo:font-weight="normal" style:font-weight-asian="normal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AS VARIABLES SON CONTENEDORES DE DATOS</text:p>
      <text:p text:style-name="P1"><text:span text:style-name="T1"/></text:p>
      <text:p text:style-name="P1"><text:span text:style-name="T1">Pueden ser declaradas de 4 formas:</text:span></text:p>
      <text:p text:style-name="P1"><text:span text:style-name="T1"/></text:p>
      <text:list text:style-name="L1">
        <text:list-item>
          <text:p text:style-name="P2"><text:span text:style-name="T1">Automáticamente</text:span></text:p>
        </text:list-item>
        <text:list-item>
          <text:p text:style-name="P2"><text:span text:style-name="T1">Usando var</text:span></text:p>
        </text:list-item>
        <text:list-item>
          <text:p text:style-name="P2"><text:span text:style-name="T1">Usando let</text:span></text:p>
        </text:list-item>
        <text:list-item>
          <text:p text:style-name="P2"><text:span text:style-name="T1">Usando const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Ejemplo de variables no declaradas, o que son declaradas automáticamente cuando se usan por primera vez:</text:span></text:p>
      <text:p text:style-name="P1"><text:span text:style-name="T1"/></text:p>
      <text:p text:style-name="P1"><text:span text:style-name="T1">x = 5;<text:line-break/>y = 6;<text:line-break/>z = x + y; </text:span></text:p>
      <text:p text:style-name="P1"><text:span text:style-name="T1"/></text:p>
      <text:p text:style-name="P1"><text:span text:style-name="T1">Nota: se considera buena práctica declarar variables antes de su uso.</text:span></text:p>
      <text:p text:style-name="P1"><text:span text:style-name="T1"/></text:p>
      <text:p text:style-name="P1"><text:span text:style-name="T1"/></text:p>
      <text:p text:style-name="P1">EJEMPLO USANDO VAR</text:p>
      <text:p text:style-name="P1"><text:span text:style-name="T1"/></text:p>
      <text:p text:style-name="P1"><text:span text:style-name="T1">var x = 5;<text:line-break/>var y = 6;<text:line-break/>var z = x + y; </text:span></text:p>
      <text:p text:style-name="P1"><text:span text:style-name="T1"/></text:p>
      <text:p text:style-name="P1"><text:span text:style-name="T1"/></text:p>
      <text:p text:style-name="P1"><text:span text:style-name="T1">Nota: var era usado en el código desde 1995 hasta 2015</text:span></text:p>
      <text:p text:style-name="P1"><text:span text:style-name="T1">en 2015, let y const se añadieron a JavaScript.</text:span></text:p>
      <text:p text:style-name="P1"><text:span text:style-name="T1">Como consecuencia, var solo debería usarse en código escrito para navegadores más viejos.</text:span></text:p>
      <text:p text:style-name="P1"><text:span text:style-name="T1"/></text:p>
      <text:p text:style-name="P1"><text:span text:style-name="T1"/></text:p>
      <text:p text:style-name="P3">EJEMPLO USANDO LET</text:p>
      <text:p text:style-name="P3"/>
      <text:p text:style-name="P6">let x = 5;<text:line-break/>let y = 6;<text:line-break/>let z = x + y; </text:p>
      <text:p text:style-name="P6"/>
      <text:p text:style-name="P6"/>
      <text:p text:style-name="P3">EJEMPLO USANDO CONST</text:p>
      <text:p text:style-name="P3"><text:span text:style-name="T1"/></text:p>
      <text:p text:style-name="P3"><text:span text:style-name="T1">const x = 5;<text:line-break/>const y = 6;<text:line-break/>const z = x + y; </text:span></text:p>
      <text:p text:style-name="P4"><text:span text:style-name="T1"/></text:p>
      <text:p text:style-name="P3">EJEMPLO MIXTO</text:p>
      <text:p text:style-name="P3"><text:span text:style-name="T1"/></text:p>
      <text:p text:style-name="P3"><text:span text:style-name="T1">const price1 = 5;<text:line-break/>const price2 = 6;<text:line-break/>let total = price1 + price2; </text:span></text:p>
      <text:p text:style-name="P3"><text:span text:style-name="T1"/></text:p>
      <text:p text:style-name="P3"><text:span text:style-name="T1"/></text:p>
      <text:p text:style-name="P3"><text:span text:style-name="T1">Las dos variables precio1 y precio2 se declaran con la palabra clave const.</text:span></text:p>
      <text:p text:style-name="P3"><text:span text:style-name="T1">Son valores constantes y no se pueden cambiar.</text:span></text:p>
      <text:p text:style-name="P3"><text:span text:style-name="T1">La variable total se declara con la palabra clave let.</text:span></text:p>
      <text:p text:style-name="P3"><text:span text:style-name="T1">total se puede cambiar.</text:span></text:p>
      <text:p text:style-name="P3"><text:span text:style-name="T1"/></text:p>
      <text:p text:style-name="P3"><text:span text:style-name="T1"/></text:p>
      <text:p text:style-name="P3">CUANDO USAR VAR, LET, O CONST</text:p>
      <text:p text:style-name="P3"><text:span text:style-name="T1"/></text:p>
      <text:p text:style-name="P3"><text:span text:style-name="T1">1.Siempre declarar las variables.</text:span></text:p>
      <text:p text:style-name="P3"><text:span text:style-name="T1">2.Siempre usar const si el valor no debe cambiar.</text:span></text:p>
      <text:p text:style-name="P3"><text:span text:style-name="T1">3.Siempre usar const si el tipo no debe ser cambiado(Arrays y objetos)</text:span></text:p>
      <text:p text:style-name="P3"><text:span text:style-name="T1">4.Solo usar let si no podemos usar const</text:span></text:p>
      <text:p text:style-name="P3"><text:span text:style-name="T1">5.Solo usar var si DEBEMOS añadir soporte para navegadores viejos.</text:span></text:p>
      <text:p text:style-name="P3"><text:span text:style-name="T1"/></text:p>
      <text:p text:style-name="P3"><text:span text:style-name="T1"/></text:p>
      <text:p text:style-name="P3">TIPOS DE DATOS EN JAVASCRIPT</text:p>
      <text:p text:style-name="P3"><text:span text:style-name="T1"/></text:p>
      <text:p text:style-name="P3"><text:span text:style-name="T1">Las variables de JavaScript pueden almacenar numeros como 100 o valores de texto como “John Doe”.</text:span></text:p>
      <text:p text:style-name="P3"><text:span text:style-name="T1"/></text:p>
      <text:p text:style-name="P3"><text:span text:style-name="T1">Los Strings (valores de texto) se escriben entre comillas simples ‘ ‘ o comillas dobles “ “. <text:line-break/>Los numeros se escriben sin comillas.</text:span></text:p>
      <text:p text:style-name="P3"><text:span text:style-name="T1"/></text:p>
      <text:p text:style-name="P8"><text:span text:style-name="T2">Ejemplo:<text:line-break/><text:line-break/></text:span><text:span text:style-name="T1">const pi = 3.14;<text:line-break/>let person = "John Doe";<text:line-break/>let answer = 'Yes I am!'; </text:span></text:p>
      <text:p text:style-name="P8"><text:span text:style-name="T2"/></text:p>
      <text:p text:style-name="P8"><text:span text:style-name="T2"/></text:p>
      <text:p text:style-name="P3">DECLARANDO UNA VARIABLE<text:span text:style-name="T1"> </text:span>JAVASCRIPT</text:p>
      <text:p text:style-name="P3"><text:span text:style-name="T1"/></text:p>
      <text:p text:style-name="P3"><text:span text:style-name="T1">Podemos hacerlo con var:</text:span></text:p>
      <text:p text:style-name="P3"><text:span text:style-name="T1">var carName; </text:span></text:p>
      <text:p text:style-name="P3"><text:span text:style-name="T1"/></text:p>
      <text:p text:style-name="P3"><text:span text:style-name="T1"/></text:p>
      <text:p text:style-name="P3"><text:span text:style-name="T1">o con let:</text:span></text:p>
      <text:p text:style-name="P3"><text:span text:style-name="T1">let carName; </text:span></text:p>
      <text:p text:style-name="P4"><text:span text:style-name="T1"/></text:p>
      <text:p text:style-name="P3"><text:span text:style-name="T1">Después de la declaración, la variable no tiene valor (técnicamente, es </text:span><text:span text:style-name="T3">undefined</text:span><text:span text:style-name="T5">)</text:span></text:p>
      <text:p text:style-name="P3"><text:span text:style-name="T5"/></text:p>
      <text:p text:style-name="P3"><text:span text:style-name="T5">Para asignar un valor a la variable, utilizar el simbolo =<text:line-break/></text:span></text:p>
      <text:p text:style-name="P3"><text:span text:style-name="T1"/></text:p>
      <text:p text:style-name="P3"><text:span text:style-name="T1">carName = "Volvo"; </text:span></text:p>
      <text:p text:style-name="P3"><text:span text:style-name="T1"/></text:p>
      <text:p text:style-name="P3"><text:span text:style-name="T1"/></text:p>
      <text:p text:style-name="P3"><text:span text:style-name="T1">Podemos asignar el valor cuando la declaramos:</text:span></text:p>
      <text:p text:style-name="P3"><text:span text:style-name="T1"/></text:p>
      <text:p text:style-name="P3"><text:span text:style-name="T1">let carName = "Volvo"; </text:span></text:p>
      <text:p text:style-name="P3"><text:span text:style-name="T1"/></text:p>
      <text:p text:style-name="P3"><text:span text:style-name="T1"/></text:p>
      <text:p text:style-name="P3"><text:span text:style-name="T1">Ejemplo que crea una variable llamada carName y le asigna el valor Volvo, imprimiendo el valor dentro de un párrafo HTML con la id=”demo”:</text:span></text:p>
      <text:p text:style-name="P3"><text:span text:style-name="T1"/></text:p>
      <text:p text:style-name="P3"><text:span text:style-name="T1"/></text:p>
      <text:p text:style-name="P3"><text:span text:style-name="T6">&lt;</text:span><text:span text:style-name="T1">p</text:span><text:span text:style-name="T7"> id</text:span><text:span text:style-name="T6">="demo"&gt;&lt;</text:span><text:span text:style-name="T1">/p</text:span><text:span text:style-name="T6">&gt;</text:span><text:span text:style-name="T1"><text:line-break/><text:line-break/></text:span><text:span text:style-name="T6">&lt;</text:span><text:span text:style-name="T1">script</text:span><text:span text:style-name="T6">&gt;</text:span><text:span text:style-name="T1"><text:line-break/></text:span><text:span text:style-name="T6">let</text:span><text:span text:style-name="T1"> carName = </text:span><text:span text:style-name="T8">"Volvo"</text:span><text:span text:style-name="T1">;<text:line-break/>document.</text:span><text:span text:style-name="T9">getElementById</text:span><text:span text:style-name="T1">(</text:span><text:span text:style-name="T8">"demo"</text:span><text:span text:style-name="T1">).</text:span><text:span text:style-name="T9">innerHTML</text:span><text:span text:style-name="T1"> = carName;<text:line-break/></text:span><text:span text:style-name="T6">&lt;</text:span><text:span text:style-name="T1">/script</text:span><text:span text:style-name="T6">&gt;</text:span><text:span text:style-name="T1"> </text:span></text:p>
      <text:p text:style-name="P3"><text:span text:style-name="T1"/></text:p>
      <text:p text:style-name="P3"><text:span text:style-name="T1"/></text:p>
      <text:p text:style-name="P3"><text:span text:style-name="T1">Nota: es una buena práctica de programación declarar TODAS las variables al principio de un script.</text:span></text:p>
      <text:p text:style-name="P3"><text:span text:style-name="T1"/></text:p>
      <text:p text:style-name="P3"><text:span text:style-name="T1"/></text:p>
      <text:p text:style-name="P3">UNA DECLARACION, VARIAS VARIABLES</text:p>
      <text:p text:style-name="P3"><text:span text:style-name="T1"/></text:p>
      <text:p text:style-name="P3"><text:span text:style-name="T1">Se pueden declarar varias variables con una sola declaración:</text:span></text:p>
      <text:p text:style-name="P3"><text:span text:style-name="T1"/></text:p>
      <text:p text:style-name="P3"><text:span text:style-name="T1">let person = "John Doe", carName = "Volvo", price = 200; </text:span></text:p>
      <text:p text:style-name="P3"><text:span text:style-name="T1"/></text:p>
      <text:p text:style-name="P8"><text:span text:style-name="T2">Una declaración también puede hacerse en varias líneas:<text:line-break/><text:line-break/></text:span><text:span text:style-name="T1">let person = "John Doe",<text:line-break/>carName = "Volvo",<text:line-break/>price = 200; </text:span></text:p>
      <text:p text:style-name="P3"><text:span text:style-name="T1"/></text:p>
      <text:p text:style-name="P4"><text:span text:style-name="T1"/></text:p>
      <text:p text:style-name="P3">VALOR UNDEFINED</text:p>
      <text:p text:style-name="P3"><text:span text:style-name="T1"/></text:p>
      <text:p text:style-name="P3"><text:span text:style-name="T1">Las variables son declaradas a menudo sin un valor, ya que puede tener que ser calculado más tarde, o algo que se proporcionará más tarde, como input de usuario.</text:span></text:p>
      <text:p text:style-name="P3"><text:span text:style-name="T1"/></text:p>
      <text:p text:style-name="P3"><text:span text:style-name="T1">Una variable declarada sin un valor tendrá el valor </text:span><text:span text:style-name="T3">undefined</text:span><text:span text:style-name="T5">.</text:span></text:p>
      <text:p text:style-name="P3"><text:span text:style-name="T5"/></text:p>
      <text:p text:style-name="P3"><text:span text:style-name="T5">Ejemplo:</text:span></text:p>
      <text:p text:style-name="P3"><text:span text:style-name="T5"/></text:p>
      <text:p text:style-name="P3"><text:span text:style-name="T5">let carName; </text:span></text:p>
      <text:p text:style-name="P3"><text:span text:style-name="T5"/></text:p>
      <text:p text:style-name="P3"><text:span text:style-name="T5"/></text:p>
      <text:p text:style-name="P3"><text:span text:style-name="T4">REDECLARANDO VARIABLES DE JAVASCRIPT</text:span></text:p>
      <text:p text:style-name="P3"><text:span text:style-name="T4"/></text:p>
      <text:p text:style-name="P6"><text:span text:style-name="T4">Si declaramos una variable con var, no perderá su valor después de re-declararla.</text:span></text:p>
      <text:p text:style-name="P6"><text:span text:style-name="T4">Aquí, carName seguirá teniendo el mismo valor:</text:span></text:p>
      <text:p text:style-name="P6"><text:span text:style-name="T4"/></text:p>
      <text:p text:style-name="P6"><text:span text:style-name="T4">var carName = "Volvo";<text:line-break/>var carName; </text:span></text:p>
      <text:p text:style-name="P3"><text:span text:style-name="T5"/></text:p>
      <text:p text:style-name="P3"><text:span text:style-name="T5"/></text:p>
      <text:p text:style-name="P3"><text:span text:style-name="T4">NOTA:</text:span><text:span text:style-name="T5"> no podemos redeclarar una variable declarada con let o const.</text:span></text:p>
      <text:p text:style-name="P3"><text:span text:style-name="T5"/></text:p>
      <text:p text:style-name="P3"><text:span text:style-name="T5">let carName = "Volvo";<text:line-break/>let carName; </text:span></text:p>
      <text:p text:style-name="P3"><text:span text:style-name="T5"/></text:p>
      <text:p text:style-name="P3"><text:span text:style-name="T5"/></text:p>
      <text:p text:style-name="P6"><text:span text:style-name="T4"/></text:p>
      <text:p text:style-name="P6"><text:span text:style-name="T4"/></text:p>
      <text:p text:style-name="P3"><text:span text:style-name="T4">ARITMÉTICA CON JAVASCRIPT</text:span></text:p>
      <text:p text:style-name="P3"><text:span text:style-name="T5"/></text:p>
      <text:p text:style-name="P6">Podemos hacer operaciones con JavaScript , utilizando operaciones como = y + </text:p>
      <text:p text:style-name="P6"/>
      <text:p text:style-name="P6">let x = 5 + 2 + 3; </text:p>
      <text:p text:style-name="P6"/>
      <text:p text:style-name="P6"/>
      <text:p text:style-name="P6">También podemos añadir strings, pero se concatenarán:</text:p>
      <text:p text:style-name="P6"/>
      <text:p text:style-name="P6">let x = "John" + " " + "Doe"; </text:p>
      <text:p text:style-name="P6"/>
      <text:p text:style-name="P6">Nota: Si ponemos un número entre comillas, el resto serán tratados como strings, y concatenados.</text:p>
      <text:p text:style-name="P6"/>
      <text:p text:style-name="P6">let x = "5" + 2 + 3; </text:p>
      <text:p text:style-name="P6"/>
      <text:p text:style-name="P6"/>
      <text:p text:style-name="P6">Resultado: 523</text:p>
      <text:p text:style-name="P6"/>
      <text:p text:style-name="P6"/>
      <text:p text:style-name="P7"/>
      <text:p text:style-name="P6"/>
      <text:p text:style-name="P6">o:</text:p>
      <text:p text:style-name="P6"/>
      <text:p text:style-name="P6">let x = 2 + 3 + "5"; </text:p>
      <text:p text:style-name="P6"/>
      <text:p text:style-name="P8"><text:span text:style-name="T2">Resultado: </text:span>55 </text:p>
      <text:p text:style-name="P8"/>
      <text:p text:style-name="P8"/>
      <text:p text:style-name="P3">SIGNO $ EN JAVASCRIPT</text:p>
      <text:p text:style-name="P3"><text:span text:style-name="T1"/></text:p>
      <text:p text:style-name="P3"><text:span text:style-name="T1">Ya que JavaScript trata el simbolo $ como una letra, los identificadores que lo contengan son nombres válidos de variables:</text:span></text:p>
      <text:p text:style-name="P3"><text:span text:style-name="T1"/></text:p>
      <text:p text:style-name="P3"><text:span text:style-name="T1">let $ = "Hello World";<text:line-break/>let $$$ = 2;<text:line-break/>let $myMoney = 5; </text:span></text:p>
      <text:p text:style-name="P3"><text:span text:style-name="T1"/></text:p>
      <text:p text:style-name="P3"><text:span text:style-name="T1"/></text:p>
      <text:p text:style-name="P5"><text:span text:style-name="T1">Usar el símbolo del dólar no es común en JavaScript, pero los programadores profesionales lo usan a menudo como alias para la función main de una librería JavaScript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SIGNO _ EN JAVASCRIPT</text:p>
      <text:p text:style-name="P5"><text:line-break/><text:span text:style-name="T2">Ya que JavaScript trata el simbolo </text:span><text:span text:style-name="T1">_</text:span><text:span text:style-name="T2"> como una letra, los identificadores que lo contengan son nombres válidos de variables:</text:span></text:p>
      <text:p text:style-name="P5"><text:span text:style-name="T2"/></text:p>
      <text:p text:style-name="P5"><text:span text:style-name="T2">let _lastName = "Johnson";<text:line-break/>let _x = 2;<text:line-break/>let _100 = 5; 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Usar el símbolo del </text:span><text:span text:style-name="T1">guion bajo</text:span><text:span text:style-name="T2"> no es común en JavaScript, pero los programadores profesionales lo usan a menudo como alias para </text:span><text:span text:style-name="T1">para variables “privadas (ocultas)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9:52:49.253000000</meta:creation-date>
    <dc:date>2024-02-23T20:18:18.987000000</dc:date>
    <meta:editing-duration>PT25M28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5" meta:paragraph-count="81" meta:word-count="744" meta:character-count="4180" meta:non-whitespace-character-count="3491"/>
  </office:meta>
</office:document-meta>
</file>